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96727" officeooo:paragraph-rsid="00196727"/>
    </style:style>
    <style:style style:name="P2" style:family="paragraph" style:parent-style-name="Standard">
      <style:paragraph-properties fo:text-align="center" style:justify-single-word="false"/>
      <style:text-properties officeooo:rsid="001b5143" officeooo:paragraph-rsid="001b5143"/>
    </style:style>
    <style:style style:name="P3" style:family="paragraph" style:parent-style-name="Standard">
      <style:text-properties officeooo:rsid="001d4276" officeooo:paragraph-rsid="001d4276"/>
    </style:style>
    <style:style style:name="P4" style:family="paragraph" style:parent-style-name="Standard">
      <style:text-properties officeooo:rsid="0020faf3" officeooo:paragraph-rsid="0020faf3"/>
    </style:style>
    <style:style style:name="P5" style:family="paragraph" style:parent-style-name="Standard">
      <style:text-properties officeooo:rsid="00253629" officeooo:paragraph-rsid="00253629"/>
    </style:style>
    <style:style style:name="P6" style:family="paragraph" style:parent-style-name="Standard" style:list-style-name="L1">
      <style:text-properties officeooo:rsid="001b5143" officeooo:paragraph-rsid="001b5143"/>
    </style:style>
    <style:style style:name="P7" style:family="paragraph" style:parent-style-name="Standard" style:list-style-name="L2">
      <style:text-properties officeooo:rsid="001b5143" officeooo:paragraph-rsid="001b5143"/>
    </style:style>
    <style:style style:name="P8" style:family="paragraph" style:parent-style-name="Standard" style:list-style-name="L1">
      <style:text-properties officeooo:rsid="001c91d2" officeooo:paragraph-rsid="001c91d2"/>
    </style:style>
    <style:style style:name="P9" style:family="paragraph" style:parent-style-name="Standard">
      <style:text-properties officeooo:rsid="001c91d2" officeooo:paragraph-rsid="0027b184"/>
    </style:style>
    <style:style style:name="P10" style:family="paragraph" style:parent-style-name="Standard">
      <style:text-properties fo:font-weight="normal" officeooo:rsid="001c91d2" officeooo:paragraph-rsid="001c91d2" style:font-weight-asian="normal" style:font-weight-complex="normal"/>
    </style:style>
    <style:style style:name="P11" style:family="paragraph" style:parent-style-name="Standard" style:list-style-name="L2">
      <style:text-properties fo:font-weight="normal" officeooo:rsid="001c91d2" officeooo:paragraph-rsid="001c91d2" style:font-weight-asian="normal" style:font-weight-complex="normal"/>
    </style:style>
    <style:style style:name="P12" style:family="paragraph" style:parent-style-name="Standard">
      <style:text-properties fo:font-weight="normal" officeooo:rsid="00196727" officeooo:paragraph-rsid="00196727" style:font-weight-asian="normal" style:font-weight-complex="normal"/>
    </style:style>
    <style:style style:name="P13" style:family="paragraph" style:parent-style-name="Standard">
      <style:text-properties fo:font-weight="normal" officeooo:rsid="00208602" officeooo:paragraph-rsid="001d4276" style:font-weight-asian="normal" style:font-weight-complex="normal"/>
    </style:style>
    <style:style style:name="P14" style:family="paragraph" style:parent-style-name="Standard">
      <style:text-properties fo:font-weight="normal" officeooo:rsid="00208602" officeooo:paragraph-rsid="00208602" style:font-weight-asian="normal" style:font-weight-complex="normal"/>
    </style:style>
    <style:style style:name="P15" style:family="paragraph" style:parent-style-name="Standard" style:list-style-name="L3">
      <style:text-properties fo:font-weight="normal" officeooo:rsid="0020faf3" officeooo:paragraph-rsid="0020faf3" style:font-weight-asian="normal" style:font-weight-complex="normal"/>
    </style:style>
    <style:style style:name="P16" style:family="paragraph" style:parent-style-name="Standard">
      <style:text-properties fo:font-weight="normal" officeooo:rsid="0020faf3" officeooo:paragraph-rsid="0020faf3" style:font-weight-asian="normal" style:font-weight-complex="normal"/>
    </style:style>
    <style:style style:name="P17" style:family="paragraph" style:parent-style-name="Standard">
      <style:text-properties fo:font-weight="normal" officeooo:rsid="00253629" officeooo:paragraph-rsid="00253629" style:font-weight-asian="normal" style:font-weight-complex="normal"/>
    </style:style>
    <style:style style:name="P18" style:family="paragraph" style:parent-style-name="Standard" style:list-style-name="L4">
      <style:text-properties fo:font-weight="normal" officeooo:rsid="00253629" officeooo:paragraph-rsid="00253629" style:font-weight-asian="normal" style:font-weight-complex="normal"/>
    </style:style>
    <style:style style:name="P19" style:family="paragraph" style:parent-style-name="Standard" style:list-style-name="L5">
      <style:text-properties fo:font-weight="normal" officeooo:rsid="00253629" officeooo:paragraph-rsid="00253629" style:font-weight-asian="normal" style:font-weight-complex="normal"/>
    </style:style>
    <style:style style:name="P20" style:family="paragraph" style:parent-style-name="Standard" style:list-style-name="L5">
      <style:text-properties fo:font-weight="normal" officeooo:rsid="00270f28" officeooo:paragraph-rsid="00270f28" style:font-weight-asian="normal" style:font-weight-complex="normal"/>
    </style:style>
    <style:style style:name="P21" style:family="paragraph" style:parent-style-name="Standard" style:list-style-name="L5">
      <style:text-properties fo:font-weight="normal" officeooo:rsid="00276297" officeooo:paragraph-rsid="00276297" style:font-weight-asian="normal" style:font-weight-complex="normal"/>
    </style:style>
    <style:style style:name="P22" style:family="paragraph" style:parent-style-name="Standard">
      <style:text-properties fo:font-weight="normal" officeooo:rsid="00276297" officeooo:paragraph-rsid="00276297" style:font-weight-asian="normal" style:font-weight-complex="normal"/>
    </style:style>
    <style:style style:name="P23" style:family="paragraph" style:parent-style-name="Standard" style:list-style-name="L3">
      <style:text-properties officeooo:rsid="00208602" officeooo:paragraph-rsid="00208602"/>
    </style:style>
    <style:style style:name="P24" style:family="paragraph" style:parent-style-name="Standard" style:list-style-name="L4">
      <style:text-properties officeooo:paragraph-rsid="00270f28"/>
    </style:style>
    <style:style style:name="P25" style:family="paragraph" style:parent-style-name="Standard">
      <style:text-properties officeooo:rsid="00253629" officeooo:paragraph-rsid="00253629"/>
    </style:style>
    <style:style style:name="P26" style:family="paragraph" style:parent-style-name="Standard" style:list-style-name="L4">
      <style:text-properties officeooo:rsid="00270f28" officeooo:paragraph-rsid="00270f28"/>
    </style:style>
    <style:style style:name="P27" style:family="paragraph" style:parent-style-name="Standard">
      <style:text-properties officeooo:rsid="00196727" officeooo:paragraph-rsid="0027b18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c91d2" style:font-weight-asian="normal" style:font-weight-complex="normal"/>
    </style:style>
    <style:style style:name="T4" style:family="text">
      <style:text-properties fo:font-weight="normal" officeooo:rsid="001efb0a" style:font-weight-asian="normal" style:font-weight-complex="normal"/>
    </style:style>
    <style:style style:name="T5" style:family="text">
      <style:text-properties fo:font-weight="normal" officeooo:rsid="00208602" style:font-weight-asian="normal" style:font-weight-complex="normal"/>
    </style:style>
    <style:style style:name="T6" style:family="text">
      <style:text-properties fo:font-weight="normal" officeooo:rsid="0020faf3" style:font-weight-asian="normal" style:font-weight-complex="normal"/>
    </style:style>
    <style:style style:name="T7" style:family="text">
      <style:text-properties fo:font-weight="normal" officeooo:rsid="00253629" style:font-weight-asian="normal" style:font-weight-complex="normal"/>
    </style:style>
    <style:style style:name="T8" style:family="text">
      <style:text-properties fo:font-weight="normal" officeooo:rsid="00270f28" style:font-weight-asian="normal" style:font-weight-complex="normal"/>
    </style:style>
    <style:style style:name="T9" style:family="text">
      <style:text-properties fo:font-weight="normal" officeooo:rsid="0027b184" style:font-weight-asian="normal" style:font-weight-complex="normal"/>
    </style:style>
    <style:style style:name="T10" style:family="text">
      <style:text-properties officeooo:rsid="001b5143"/>
    </style:style>
    <style:style style:name="T11" style:family="text">
      <style:text-properties officeooo:rsid="001c91d2"/>
    </style:style>
    <style:style style:name="T12" style:family="text">
      <style:text-properties officeooo:rsid="00276297"/>
    </style:style>
    <style:style style:name="T13" style:family="text">
      <style:text-properties officeooo:rsid="0027b18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pp_breakdown_textual</text:p>
      <text:p text:style-name="P1"/>
      <text:p text:style-name="P27"><text:span text:style-name="T13">A</text:span>dmin → <text:span text:style-name="T13">Creator</text:span> → <text:span text:style-name="T13">Organiser</text:span>→ <text:span text:style-name="T13">Worker</text:span></text:p>
      <text:p text:style-name="P1"/>
      <text:p text:style-name="P1"><text:span text:style-name="T10">Worker</text:span>:</text:p>
      <text:list xml:id="list4275728892" text:style-name="L1">
        <text:list-item>
          <text:p text:style-name="P6">Specialisation <text:span text:style-name="T11">field</text:span></text:p>
        </text:list-item>
        <text:list-item>
          <text:p text:style-name="P8">Basic account data and information</text:p>
        </text:list-item>
        <text:list-item>
          <text:p text:style-name="P8">Former <text:span text:style-name="T13">Job</text:span> information</text:p>
        </text:list-item>
        <text:list-item>
          <text:p text:style-name="P8">Comment section on the Worker’s profile wall – intended to allow the Worker’s coworkers, boss, … to comment the Worker’s performance, characteristics, their satisfaction of working with the Worker, etc...</text:p>
        </text:list-item>
      </text:list>
      <text:p text:style-name="P1"/>
      <text:p text:style-name="P9">Creators <text:span text:style-name="T1">CREATE</text:span><text:span text:style-name="T2"> festivals. To those festivals they assign Organisers. Implicitly Creators automatically also contain all the functionalities and abilities of the Organisers for the festivals they have created.</text:span></text:p>
      <text:p text:style-name="P10"/>
      <text:p text:style-name="P10">Creators can create multiple festivals. It is important to note that Organisers can’t organise/operate concurrent festivals(-- check for any overlaps)</text:p>
      <text:p text:style-name="P10"/>
      <text:p text:style-name="P12">Festival:</text:p>
      <text:list xml:id="list2591181848" text:style-name="L2">
        <text:list-item>
          <text:p text:style-name="P7"><text:span text:style-name="T2">N</text:span><text:span text:style-name="T3">ame</text:span></text:p>
        </text:list-item>
        <text:list-item>
          <text:p text:style-name="P11">Description</text:p>
        </text:list-item>
        <text:list-item>
          <text:p text:style-name="P11">Location</text:p>
        </text:list-item>
        <text:list-item>
          <text:p text:style-name="P11">Planned start-end time</text:p>
        </text:list-item>
      </text:list>
      <text:p text:style-name="P10"/>
      <text:p text:style-name="P3"><text:span text:style-name="T2">Creators/</text:span><text:span text:style-name="T5">O</text:span><text:span text:style-name="T2">rganisers decide which Jobs need to be performed for the festival. </text:span><text:span text:style-name="T4">These Jobs require Workers to perform them. </text:span><text:span text:style-name="T5">The Jobs can be parallelised – the Creators/Organisers need to organise the sequence in which these Jobs are to be performed, </text:span><text:span text:style-name="T9">including concurrent performance.</text:span></text:p>
      <text:p text:style-name="P13"/>
      <text:p text:style-name="P14">Job is constituted of multiple Activities that need to be conducted by the Workers. For each Job a one-day Licitation is held: Workers apply to these Licitations. At the end of the Period(1 day) the lowest bid Worker is hired to do the job(+upgrade potential: Organisers/Creators can choose Workers manually). Creators/Organisers can extend these Licitations by 1 day if they deem it necessary(+upgrade potential: they can extend it multiple times, and by partially arbitrary amount of time –<text:span text:style-name="T13">&gt; </text:span>the time amount should n<text:span text:style-name="T13">ot</text:span> exactly be fully free to define as to prevent abuse).</text:p>
      <text:p text:style-name="P14"/>
      <text:p text:style-name="P14">Licitation:</text:p>
      <text:list xml:id="list3605011847" text:style-name="L3">
        <text:list-item>
          <text:p text:style-name="P23"><text:span text:style-name="T2">A process where Workers apply to perform a certain Job at a certain Festival. A list of Workers shall be constructed. Organisers/Creators must </text:span><text:span text:style-name="T1">CONFIRM</text:span><text:span text:style-name="T2"> entries that they deem worthy/satisfactory. These Workers’ entries shall then compete for the final decision where the specified amount shall be accepted to perform the Job. </text:span></text:p>
        </text:list-item>
        <text:list-item>
          <text:p text:style-name="P23"><text:span text:style-name="T2">Transparency: Creators and Organisers </text:span><text:span text:style-name="T6">can both see Entries and Licitation Applications</text:span></text:p>
        </text:list-item>
        <text:list-item>
          <text:p text:style-name="P15">Upon confirmation, an Unconfirmed Entry becomes a proper Licitation Application.</text:p>
        </text:list-item>
      </text:list>
      <text:p text:style-name="P16"/>
      <text:p text:style-name="P16">All registered Users can print Cards for specific Festivals. </text:p>
      <text:p text:style-name="P4"><text:span text:style-name="T1">One Festival and One User → One Card.</text:span><text:span text:style-name="T2"> The exception to this rule are Jobs that require multiple Workers →</text:span><text:span text:style-name="T7"> receive special Cards, featuring extra information, </text:span><text:span text:style-name="T8">as well as receive multiple Cards for the multiple Workers who shall perform the Job.</text:span></text:p>
      <text:p text:style-name="P17"><text:span text:style-name="T12">User</text:span>(<text:span text:style-name="T12">a.k.a </text:span>Everyone) Cards:</text:p>
      <text:list xml:id="list2963429208" text:style-name="L4">
        <text:list-item>
          <text:p text:style-name="P18">User picture</text:p>
        </text:list-item>
        <text:list-item>
          <text:p text:style-name="P18">Name and Surname</text:p>
        </text:list-item>
        <text:list-item>
          <text:p text:style-name="P18">Name and <text:span text:style-name="T13">L</text:span>ogo of the Festival</text:p>
        </text:list-item>
        <text:list-item>
          <text:p text:style-name="P24"><text:soft-page-break/><text:span text:style-name="T8">QR code (MD5 Hash) :</text:span></text:p>
          <text:list>
            <text:list-item>
              <text:p text:style-name="P24"><text:span text:style-name="T8">User’s Name</text:span></text:p>
            </text:list-item>
            <text:list-item>
              <text:p text:style-name="P26"><text:span text:style-name="T2">Name of the Festival</text:span></text:p>
            </text:list-item>
          </text:list>
        </text:list-item>
      </text:list>
      <text:p text:style-name="P5"><text:span text:style-name="T2"/></text:p>
      <text:p text:style-name="P5"><text:span text:style-name="T2">Workers’ Cards contain all of the above, </text:span><text:span text:style-name="T1">as well as</text:span><text:span text:style-name="T2">:</text:span></text:p>
      <text:list xml:id="list1873694478" text:style-name="L5">
        <text:list-item>
          <text:p text:style-name="P19">All the data already contained in Everyone’s Card</text:p>
        </text:list-item>
        <text:list-item>
          <text:p text:style-name="P19">Time and Location of Job ‘execution’</text:p>
        </text:list-item>
        <text:list-item>
          <text:p text:style-name="P20">QR Code (-||-):</text:p>
          <text:list>
            <text:list-item>
              <text:p text:style-name="P21">Same as for everyone</text:p>
            </text:list-item>
            <text:list-item>
              <text:p text:style-name="P21">Ordinal number(ID) of the Job</text:p>
            </text:list-item>
            <text:list-item>
              <text:p text:style-name="P21">-||- of the Person</text:p>
            </text:list-item>
          </text:list>
        </text:list-item>
      </text:list>
      <text:p text:style-name="P22"/>
      <text:p text:style-name="P22">The system can, and is intended, to be used concurrently by many Users. <text:span text:style-name="T13">The Application shall be implemented as a mobile Android applicatio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9T14:33:49.926360376</meta:creation-date>
    <dc:date>2019-11-01T06:14:13.483634894</dc:date>
    <meta:editing-duration>PT3H4M45S</meta:editing-duration>
    <meta:editing-cycles>7</meta:editing-cycles>
    <meta:generator>LibreOffice/6.0.7.3$Linux_X86_64 LibreOffice_project/00m0$Build-3</meta:generator>
    <meta:document-statistic meta:table-count="0" meta:image-count="0" meta:object-count="0" meta:page-count="2" meta:paragraph-count="37" meta:word-count="469" meta:character-count="2967" meta:non-whitespace-character-count="2554"/>
  </office:meta>
</office:document-meta>
</file>